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13c09" officeooo:paragraph-rsid="00113c0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bold" officeooo:rsid="0014656b" officeooo:paragraph-rsid="001465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4656b" officeooo:paragraph-rsid="0014656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656b" officeooo:paragraph-rsid="001465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6afbe" officeooo:paragraph-rsid="0016afbe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4656b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2f20b" officeooo:paragraph-rsid="0012f20b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4656b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1767c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2f20b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17dfef"/>
    </style:style>
    <style:style style:name="P24" style:family="paragraph" style:parent-style-name="Standard" style:list-style-name="L5">
      <style:paragraph-properties fo:text-align="start" style:justify-single-word="false"/>
      <style:text-properties officeooo:rsid="0017dfef" officeooo:paragraph-rsid="0017dfef"/>
    </style:style>
    <style:style style:name="T1" style:family="text">
      <style:text-properties style:font-name="Ubuntu" fo:font-size="12pt" fo:font-weight="normal" officeooo:rsid="0011767c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2f20b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17dfef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656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5">Javascript esun lenguaje no compilado que funciona gracias a un interprete de código.</text:p>
      <text:p text:style-name="P5">Con Javascript podemos dar funcionalidad a nuestra página.</text:p>
      <text:p text:style-name="P5">Se emplea tanto en entorno servidor (backend) como en entorno cliente (frontend)</text:p>
      <text:p text:style-name="P6">Se utiliza para añadir características interctivas a nuestra página web.</text:p>
      <text:p text:style-name="P5"/>
      <text:p text:style-name="P2">framework</text:p>
      <text:p text:style-name="P5">Es un conjunto de herramientas basadas enun lenguaje de programación compuesta por bibliotecas de código y <text:s/>patrones de diseño avanzado que sirven como base para el desarrollo de diversas aplicaciones.</text:p>
      <text:p text:style-name="P5"/>
      <text:p text:style-name="P3">Librerias</text:p>
      <text:p text:style-name="P6">Sirven de soporte a nuestra página para incluir alguna dependencia externa.</text:p>
      <text:p text:style-name="P6"/>
      <text:p text:style-name="P3">Colocacion en HTML</text:p>
      <text:list xml:id="list900577766" text:style-name="L1">
        <text:list-item>
          <text:p text:style-name="P10">En un fichero independiente (con extensión js)</text:p>
          <text:list>
            <text:list-item>
              <text:p text:style-name="P21"><text:span text:style-name="T1">&lt;</text:span><text:span text:style-name="T2">script src=”script.js”&gt;&lt;/script&gt;</text:span></text:p>
            </text:list-item>
            <text:list-item>
              <text:p text:style-name="P22"><text:span text:style-name="T1">&lt;</text:span><text:span text:style-name="T2">script src=”script.js” async&gt;&lt;/script&gt; (carga asincrona más rápida)</text:span></text:p>
              <text:list>
                <text:list-item>
                  <text:p text:style-name="P12">async: descarga el HTML y ejecuta el Javascript al mismo tiempo.</text:p>
                </text:list-item>
                <text:list-item>
                  <text:p text:style-name="P12">defer: <text:s/>descarga el HTML y <text:s/>luego ejecuta el Javascript</text:p>
                </text:list-item>
              </text:list>
            </text:list-item>
          </text:list>
        </text:list-item>
        <text:list-item>
          <text:p text:style-name="P11">Entre etiquetas &lt;script&gt;&lt;/script&gt;</text:p>
          <text:list>
            <text:list-item>
              <text:p text:style-name="P13"><text:span text:style-name="T6">A</text:span><text:span text:style-name="T5">ntes del css</text:span></text:p>
            </text:list-item>
            <text:list-item>
              <text:p text:style-name="P13"><text:span text:style-name="T6">antes dela etiqueta</text:span><text:span text:style-name="T5"> &lt;/body&gt; </text:span><text:span text:style-name="T6">(Evita afectar a la velocidad de carga de la página)</text:span></text:p>
            </text:list-item>
          </text:list>
        </text:list-item>
        <text:list-item>
          <text:p text:style-name="P10">Dentro de una etiqueta (script en linea, no es recomendable)</text:p>
        </text:list-item>
      </text:list>
      <text:p text:style-name="P6"/>
      <text:p text:style-name="P4">noscript</text:p>
      <text:p text:style-name="P7">Se emplea para avisar al usuario que la página web necesita usar Javascript para funcionar correctamente e incluye un mensaje de aviso.</text:p>
      <text:p text:style-name="P7"><text:tab/>&lt;body&gt;</text:p>
      <text:p text:style-name="P7"><text:tab/><text:tab/>&lt;noscript&gt;</text:p>
      <text:p text:style-name="P7"><text:tab/><text:tab/>&lt;p&gt;Esta web no funciona sin Javascript&lt;p&gt;</text:p>
      <text:p text:style-name="P7"><text:tab/><text:tab/>&lt;/noscript&gt;</text:p>
      <text:p text:style-name="P7"><text:tab/>&lt;/body&gt;</text:p>
      <text:p text:style-name="P8"/>
      <text:p text:style-name="P9">Conjuto de reglas</text:p>
      <text:list xml:id="list428055717" text:style-name="L2">
        <text:list-item>
          <text:p text:style-name="P14">El interprete de JS ignora espacios en blanco sobrantes.</text:p>
        </text:list-item>
        <text:list-item>
          <text:p text:style-name="P14">Es case sensitive.</text:p>
        </text:list-item>
        <text:list-item>
          <text:p text:style-name="P14">No se definen los tipos de variables.</text:p>
        </text:list-item>
        <text:list-item>
          <text:p text:style-name="P14">No obliga, pero es aconsejable acabar las sentencias con “ ; “</text:p>
        </text:list-item>
        <text:list-item>
          <text:p text:style-name="P14">Se recomineda incluir comentarios.</text:p>
        </text:list-item>
      </text:list>
      <text:p text:style-name="P15"/>
      <text:p text:style-name="P17">Sintaxis en JS</text:p>
      <text:list xml:id="list2641520506" text:style-name="L3">
        <text:list-item>
          <text:p text:style-name="P18"><text:span text:style-name="T5">Las variables se declaran con </text:span><text:span text:style-name="T8">let</text:span></text:p>
        </text:list-item>
        <text:list-item>
          <text:p text:style-name="P18"><text:span text:style-name="T5">Los objetos se encierran etre llaves parejas con el formato </text:span><text:span text:style-name="T8">propiedad: valor,</text:span></text:p>
        </text:list-item>
        <text:list-item>
          <text:p text:style-name="P19"><text:span text:style-name="T5">Elvalos de una propiedad de un objeto se obtiene con </text:span><text:span text:style-name="T8">objeto.propiedad</text:span></text:p>
        </text:list-item>
        <text:list-item>
          <text:p text:style-name="P19"><text:span text:style-name="T5">Para definir una función se recomienda usar constantes con </text:span><text:span text:style-name="T8">const</text:span></text:p>
        </text:list-item>
      </text:list>
      <text:p text:style-name="P20"><text:span text:style-name="T5"/></text:p>
      <text:p text:style-name="P20">Decalraciones</text:p>
      <text:p text:style-name="P16"/>
      <text:p text:style-name="P16">Ventana <text:span text:style-name="T7">alert</text:span>:</text:p>
      <text:list xml:id="list3190308107" text:style-name="L5">
        <text:list-item>
          <text:p text:style-name="P23"><text:span text:style-name="T4">Usada para mostrar un mensaje despues de realizar alguna acción.</text:span></text:p>
        </text:list-item>
        <text:list-item>
          <text:p text:style-name="P24"><text:span text:style-name="T3">Tiene la propiedad modal, se abre en segundo plano y no permite mamipular nada de lo que se encuentre en segundo plano.</text:span></text:p>
          <text:list>
            <text:list-item>
              <text:p text:style-name="P24"><text:span text:style-name="T3">&lt;button type="button" onclick="alert('Això és un quadre d'alerta')"&gt;Provar alerta&lt;/button&gt;</text:span></text:p>
            </text:list-item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9:10:42.144644913</meta:creation-date>
    <dc:date>2025-04-07T19:01:54.761821909</dc:date>
    <meta:editing-duration>PT5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33" meta:character-count="2097" meta:non-whitespace-character-count="1816"/>
  </office:meta>
</office:document-meta>
</file>